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T1" style:family="text">
      <style:text-properties fo:color="#000000" style:font-name="F" fo:font-size="12pt" style:font-name-asian="F" style:font-size-asian="12pt" style:font-name-complex="F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nalli ti vede</text:p>
      <text:p text:style-name="P1"><text:span text:style-name="T1">Il Ranalli ti mette 2”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yk Furmanski</meta:initial-creator>
    <meta:creation-date>2019-04-04T21:16:23.30</meta:creation-date>
    <dc:date>2019-04-04T21:26:45.18</dc:date>
    <dc:creator>Patryk Furmanski</dc:creator>
    <meta:editing-duration>PT2M17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2" meta:word-count="8" meta:character-count="39"/>
  </office:meta>
</office:document-meta>
</file>